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7.1cm"/>
    </style:style>
    <style:style style:name="gr2" style:family="graphic" style:parent-style-name="standard">
      <style:graphic-properties draw:fill-color="#579835" draw:textarea-horizontal-align="justify" draw:textarea-vertical-align="middle" draw:auto-grow-height="false" fo:min-height="1.15cm" fo:min-width="7.1cm"/>
    </style:style>
    <style:style style:name="gr3" style:family="graphic" style:parent-style-name="standard">
      <style:graphic-properties draw:fill-color="#579835" draw:textarea-horizontal-align="justify" draw:textarea-vertical-align="middle" draw:auto-grow-height="false" fo:min-height="1.15cm" fo:min-width="3.1cm"/>
    </style:style>
    <style:style style:name="gr4" style:family="graphic" style:parent-style-name="objectwithoutfill">
      <style:graphic-properties draw:marker-start="" draw:marker-start-width="0.3cm" draw:marker-end="" draw:marker-end-width="0.3cm" draw:fill="none" draw:textarea-vertical-align="middle"/>
    </style:style>
    <style:style style:name="gr5" style:family="graphic" style:parent-style-name="standard">
      <style:graphic-properties draw:fill-color="#ed1c24" draw:textarea-horizontal-align="justify" draw:textarea-vertical-align="middle" draw:auto-grow-height="false" fo:min-height="0.95cm" fo:min-width="7.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0.95cm" fo:min-width="7.1cm"/>
    </style:style>
    <style:style style:name="gr8" style:family="graphic" style:parent-style-name="standard">
      <style:graphic-properties draw:fill-color="#fff450" draw:textarea-horizontal-align="justify" draw:textarea-vertical-align="middle" draw:auto-grow-height="false" fo:min-height="1.15cm" fo:min-width="7.1cm"/>
    </style:style>
    <style:style style:name="gr9" style:family="graphic" style:parent-style-name="standard">
      <style:graphic-properties draw:fill-color="#fff450" draw:textarea-horizontal-align="justify" draw:textarea-vertical-align="middle" draw:auto-grow-height="false" fo:min-height="1.15cm" fo:min-width="3.1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fill-color="#999999" draw:textarea-horizontal-align="justify" draw:textarea-vertical-align="middle" draw:auto-grow-height="false" fo:min-height="0.95cm" fo:min-width="23.1cm"/>
    </style:style>
    <style:style style:name="gr12" style:family="graphic" style:parent-style-name="standard">
      <style:graphic-properties draw:fill-color="#aa55a1" draw:textarea-horizontal-align="justify" draw:textarea-vertical-align="middle" draw:auto-grow-height="false" fo:min-height="1.75cm" fo:min-width="3.701cm"/>
    </style:style>
    <style:style style:name="P1" style:family="paragraph">
      <style:paragraph-properties fo:text-align="center"/>
    </style:style>
    <style:style style:name="P2" style:family="paragraph">
      <loext:graphic-properties draw:fill-color="#579835"/>
      <style:paragraph-properties fo:text-align="center"/>
    </style:style>
    <style:style style:name="P3" style:family="paragraph">
      <loext:graphic-properties draw:fill-color="#579835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-color="#faa61a"/>
      <style:paragraph-properties fo:text-align="center"/>
    </style:style>
    <style:style style:name="P7" style:family="paragraph">
      <loext:graphic-properties draw:fill-color="#fff450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450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-color="#aa55a1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7.6cm" svg:height="1.5cm" svg:x="10.9cm" svg:y="8.3cm">
          <text:p text:style-name="P1">Hospital<text:line-break/>Business Compon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6cm" svg:height="1.5cm" svg:x="2.8cm" svg:y="8.3cm">
          <text:p text:style-name="P1">Patient<text:line-break/>Business Compon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6cm" svg:height="1.4cm" svg:x="2.8cm" svg:y="10.5cm">
          <text:p text:style-name="P1">Patient Module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6cm" svg:height="1.4cm" svg:x="10.9cm" svg:y="10.5cm">
          <text:p text:style-name="P1"><text:span text:style-name="T1">Hospital + Dep.</text:span></text:p>
          <text:p text:style-name="P1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6cm" svg:height="1.4cm" svg:x="14.8cm" svg:y="10.5cm">
          <text:p text:style-name="P1">Doctor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.6cm" svg:height="1.5cm" svg:x="18.8cm" svg:y="8.3cm">
          <text:p text:style-name="P1">Medical Files<text:line-break/>Business Compon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7.6cm" svg:height="1.4cm" svg:x="18.8cm" svg:y="10.5cm">
          <text:p text:style-name="P1">Medical File Modul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6cm" svg:y1="9.8cm" svg:x2="6.6cm" svg:y2="10.5cm" draw:start-shape="id1" draw:start-glue-point="2" draw:end-shape="id2" draw:end-glue-point="0" svg:d="M6600 9800v700" svg:viewBox="0 0 1 701">
          <text:p/>
        </draw:connector>
        <draw:connector draw:style-name="gr4" draw:text-style-name="P4" draw:layer="layout" draw:type="line" svg:x1="12.7cm" svg:y1="10.5cm" svg:x2="14.7cm" svg:y2="9.8cm" draw:start-shape="id3" draw:start-glue-point="0" draw:end-shape="id4" svg:d="M12700 10500l2000-700" svg:viewBox="0 0 2001 701">
          <text:p/>
        </draw:connector>
        <draw:connector draw:style-name="gr4" draw:text-style-name="P4" draw:layer="layout" draw:type="line" svg:x1="16.6cm" svg:y1="10.5cm" svg:x2="14.7cm" svg:y2="9.8cm" draw:start-shape="id5" draw:start-glue-point="0" draw:end-shape="id4" svg:d="M16600 10500l-1900-700" svg:viewBox="0 0 1901 701">
          <text:p/>
        </draw:connector>
        <draw:connector draw:style-name="gr4" draw:text-style-name="P4" draw:layer="layout" draw:type="line" svg:x1="22.6cm" svg:y1="9.8cm" svg:x2="22.6cm" svg:y2="10.5cm" draw:start-shape="id6" draw:end-shape="id7" draw:end-glue-point="0" svg:d="M22600 9800v700" svg:viewBox="0 0 1 701">
          <text:p/>
        </draw:connector>
        <draw:custom-shape draw:style-name="gr5" draw:text-style-name="P5" xml:id="id8" draw:id="id8" draw:layer="layout" svg:width="7.6cm" svg:height="1.2cm" svg:x="2.8cm" svg:y="6.4cm">
          <text:p text:style-name="P1">Patient Endpoints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6cm" svg:y1="8.3cm" svg:x2="6.6cm" svg:y2="7.6cm" draw:start-shape="id1" draw:start-glue-point="0" draw:end-shape="id8" draw:end-glue-point="2" svg:d="M6600 8300v-700" svg:viewBox="0 0 1 701">
          <text:p/>
        </draw:connector>
        <draw:custom-shape draw:style-name="gr5" draw:text-style-name="P5" xml:id="id9" draw:id="id9" draw:layer="layout" svg:width="7.6cm" svg:height="1.2cm" svg:x="10.9cm" svg:y="6.4cm">
          <text:p text:style-name="P1">Hospital Endpoints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7.6cm" svg:height="1.2cm" svg:x="18.8cm" svg:y="6.4cm">
          <text:p text:style-name="P1">Medical Files Endpoints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4.7cm" svg:y1="8.3cm" svg:x2="14.7cm" svg:y2="7.6cm" draw:start-shape="id4" draw:start-glue-point="0" draw:end-shape="id9" svg:d="M14700 8300v-700" svg:viewBox="0 0 1 701">
          <text:p/>
        </draw:connector>
        <draw:connector draw:style-name="gr6" draw:text-style-name="P4" draw:layer="layout" draw:type="line" svg:x1="22.6cm" svg:y1="8.3cm" svg:x2="22.6cm" svg:y2="7.6cm" draw:start-shape="id6" draw:end-shape="id10" svg:d="M22600 8300v-700" svg:viewBox="0 0 1 701">
          <text:p/>
        </draw:connector>
        <draw:custom-shape draw:style-name="gr7" draw:text-style-name="P6" xml:id="id11" draw:id="id11" draw:layer="layout" svg:width="7.6cm" svg:height="1.2cm" svg:x="2.8cm" svg:y="4.5cm">
          <text:p text:style-name="P1">Patient HTTP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6.6cm" svg:y1="6.4cm" svg:x2="6.6cm" svg:y2="5.7cm" draw:start-shape="id8" draw:start-glue-point="0" draw:end-shape="id11" draw:end-glue-point="2" svg:d="M6600 6400v-700" svg:viewBox="0 0 1 701">
          <text:p/>
        </draw:connector>
        <draw:custom-shape draw:style-name="gr8" draw:text-style-name="P7" xml:id="id12" draw:id="id12" draw:layer="layout" svg:width="7.6cm" svg:height="1.4cm" svg:x="2.8cm" svg:y="12.5cm">
          <text:p text:style-name="P1">Patient DB</text:p>
          <draw:enhanced-geometry svg:viewBox="0 0 21600 21600" draw:type="rectangle" draw:enhanced-path="M 0 0 L 21600 0 21600 21600 0 21600 0 0 Z N"/>
        </draw:custom-shape>
        <draw:custom-shape draw:style-name="gr9" draw:text-style-name="P9" xml:id="id13" draw:id="id13" draw:layer="layout" svg:width="3.6cm" svg:height="1.4cm" svg:x="10.9cm" svg:y="12.5cm">
          <text:p text:style-name="P8"><text:span text:style-name="T2">Hospital + Dep.</text:span><text:span text:style-name="T2"><text:line-break/></text:span><text:span text:style-name="T2">DB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4" draw:id="id14" draw:layer="layout" svg:width="3.6cm" svg:height="1.4cm" svg:x="14.8cm" svg:y="12.5cm">
          <text:p text:style-name="P1">Doctor DB</text:p>
          <draw:enhanced-geometry svg:viewBox="0 0 21600 21600" draw:type="rectangle" draw:enhanced-path="M 0 0 L 21600 0 21600 21600 0 21600 0 0 Z N"/>
        </draw:custom-shape>
        <draw:custom-shape draw:style-name="gr8" draw:text-style-name="P7" xml:id="id15" draw:id="id15" draw:layer="layout" svg:width="7.6cm" svg:height="1.4cm" svg:x="18.8cm" svg:y="12.5cm">
          <text:p text:style-name="P1">Medical File DB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6cm" svg:y1="11.9cm" svg:x2="6.6cm" svg:y2="12.5cm" draw:start-shape="id2" draw:start-glue-point="2" draw:end-shape="id12" draw:end-glue-point="0" svg:d="M6600 11900v600" svg:viewBox="0 0 1 601">
          <text:p/>
        </draw:connector>
        <draw:connector draw:style-name="gr10" draw:text-style-name="P1" draw:layer="layout" svg:x1="12.7cm" svg:y1="11.9cm" svg:x2="12.7cm" svg:y2="12.5cm" draw:start-shape="id3" draw:start-glue-point="2" draw:end-shape="id13" draw:end-glue-point="0" svg:d="M12700 11900v600" svg:viewBox="0 0 1 601">
          <text:p/>
        </draw:connector>
        <draw:connector draw:style-name="gr10" draw:text-style-name="P1" draw:layer="layout" svg:x1="16.6cm" svg:y1="11.9cm" svg:x2="16.6cm" svg:y2="12.5cm" draw:start-shape="id5" draw:start-glue-point="2" draw:end-shape="id14" draw:end-glue-point="0" svg:d="M16600 11900v600" svg:viewBox="0 0 1 601">
          <text:p/>
        </draw:connector>
        <draw:connector draw:style-name="gr10" draw:text-style-name="P1" draw:layer="layout" svg:x1="22.6cm" svg:y1="11.9cm" svg:x2="22.6cm" svg:y2="12.5cm" draw:start-shape="id7" draw:start-glue-point="2" draw:end-shape="id15" draw:end-glue-point="0" svg:d="M22600 11900v600" svg:viewBox="0 0 1 601">
          <text:p/>
        </draw:connector>
        <draw:custom-shape draw:style-name="gr7" draw:text-style-name="P6" xml:id="id16" draw:id="id16" draw:layer="layout" svg:width="7.6cm" svg:height="1.2cm" svg:x="10.9cm" svg:y="4.5cm">
          <text:p text:style-name="P1">Hospital HTTP</text:p>
          <draw:enhanced-geometry svg:viewBox="0 0 21600 21600" draw:type="rectangle" draw:enhanced-path="M 0 0 L 21600 0 21600 21600 0 21600 0 0 Z N"/>
        </draw:custom-shape>
        <draw:custom-shape draw:style-name="gr7" draw:text-style-name="P6" xml:id="id17" draw:id="id17" draw:layer="layout" svg:width="7.6cm" svg:height="1.2cm" svg:x="18.8cm" svg:y="4.5cm">
          <text:p text:style-name="P1">Medial Files HTTP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4.7cm" svg:y1="5.7cm" svg:x2="14.7cm" svg:y2="6.4cm" draw:start-shape="id16" draw:start-glue-point="2" draw:end-shape="id9" draw:end-glue-point="0" svg:d="M14700 5700v700" svg:viewBox="0 0 1 701">
          <text:p/>
        </draw:connector>
        <draw:connector draw:style-name="gr10" draw:text-style-name="P1" draw:layer="layout" svg:x1="22.6cm" svg:y1="5.7cm" svg:x2="22.6cm" svg:y2="6.4cm" draw:start-shape="id17" draw:start-glue-point="2" draw:end-shape="id10" draw:end-glue-point="0" svg:d="M22600 5700v700" svg:viewBox="0 0 1 701">
          <text:p/>
        </draw:connector>
        <draw:custom-shape draw:style-name="gr11" draw:text-style-name="P10" xml:id="id18" draw:id="id18" draw:layer="layout" svg:width="23.6cm" svg:height="1.2cm" svg:x="2.8cm" svg:y="2.7cm">
          <text:p text:style-name="P1">Gorilla Mux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4.6cm" svg:y1="3.9cm" svg:x2="6.6cm" svg:y2="4.5cm" draw:start-shape="id18" draw:start-glue-point="2" draw:end-shape="id11" draw:end-glue-point="0" svg:d="M14600 3900l-8000 600" svg:viewBox="0 0 8001 601">
          <text:p/>
        </draw:connector>
        <draw:connector draw:style-name="gr6" draw:text-style-name="P4" draw:layer="layout" draw:type="line" svg:x1="14.6cm" svg:y1="3.9cm" svg:x2="14.7cm" svg:y2="4.5cm" draw:start-shape="id18" draw:start-glue-point="2" draw:end-shape="id16" draw:end-glue-point="0" svg:d="M14600 3900l100 600" svg:viewBox="0 0 101 601">
          <text:p/>
        </draw:connector>
        <draw:connector draw:style-name="gr6" draw:text-style-name="P4" draw:layer="layout" draw:type="line" svg:x1="14.6cm" svg:y1="3.9cm" svg:x2="22.6cm" svg:y2="4.5cm" draw:start-shape="id18" draw:start-glue-point="2" draw:end-shape="id17" draw:end-glue-point="0" svg:d="M14600 3900l8000 600" svg:viewBox="0 0 8001 601">
          <text:p/>
        </draw:connector>
        <draw:custom-shape draw:style-name="gr12" draw:text-style-name="P11" xml:id="id19" draw:id="id19" draw:layer="layout" svg:width="4.2cm" svg:height="3.2cm" svg:x="8.5cm" svg:y="15.2cm">
          <text:p text:style-name="P1">“hospital”</text:p>
          <text:p text:style-name="P1">schem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1" xml:id="id20" draw:id="id20" draw:layer="layout" svg:width="4.2cm" svg:height="3.2cm" svg:x="20.5cm" svg:y="15.2cm">
          <text:p text:style-name="P1">“medifiles”</text:p>
          <text:p text:style-name="P1">schem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4" draw:layer="layout" draw:type="line" svg:x1="6.6cm" svg:y1="13.9cm" svg:x2="10.6cm" svg:y2="15.2cm" draw:start-shape="id12" draw:start-glue-point="2" draw:end-shape="id19" draw:end-glue-point="5" svg:d="M6600 13900l4000 1300" svg:viewBox="0 0 4001 1301">
          <text:p/>
        </draw:connector>
        <draw:connector draw:style-name="gr6" draw:text-style-name="P4" draw:layer="layout" draw:type="line" svg:x1="12.7cm" svg:y1="13.9cm" svg:x2="10.6cm" svg:y2="15.2cm" draw:start-shape="id13" draw:start-glue-point="2" draw:end-shape="id19" draw:end-glue-point="5" svg:d="M12700 13900l-2100 1300" svg:viewBox="0 0 2101 1301">
          <text:p/>
        </draw:connector>
        <draw:connector draw:style-name="gr6" draw:text-style-name="P4" draw:layer="layout" draw:type="line" svg:x1="16.6cm" svg:y1="13.9cm" svg:x2="10.6cm" svg:y2="15.2cm" draw:start-shape="id14" draw:start-glue-point="2" draw:end-shape="id19" draw:end-glue-point="5" svg:d="M16600 13900l-6000 1300" svg:viewBox="0 0 6001 1301">
          <text:p/>
        </draw:connector>
        <draw:connector draw:style-name="gr6" draw:text-style-name="P4" draw:layer="layout" draw:type="line" svg:x1="22.6cm" svg:y1="13.9cm" svg:x2="22.6cm" svg:y2="15.2cm" draw:start-shape="id15" draw:start-glue-point="2" draw:end-shape="id20" draw:end-glue-point="5" svg:d="M22600 13900v1300" svg:viewBox="0 0 1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1:45:47.565427131</meta:creation-date>
    <dc:date>2018-05-14T14:18:29.930867837</dc:date>
    <meta:editing-duration>PT2H54M14S</meta:editing-duration>
    <meta:editing-cycles>18</meta:editing-cycles>
    <meta:generator>LibreOffice/5.4.2.2.0$Linux_X86_64 LibreOffice_project/40$Build-2</meta:generator>
    <meta:document-statistic meta:object-count="41"/>
  </office:meta>
</office:document-meta>
</file>